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9ADAF217C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29cm"/>
    </style:style>
    <style:style style:name="pr3" style:family="presentation" style:parent-style-name="Title1-notes">
      <style:graphic-properties draw:stroke="none" draw:fill="none" draw:fill-color="#bbe0e3" draw:auto-grow-height="true" fo:min-height="1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79cm"/>
    </style:style>
    <style:style style:name="pr5" style:family="presentation" style:parent-style-name="Default-outline1">
      <style:graphic-properties draw:fill-color="#ffffff" draw:auto-grow-height="true" fo:min-height="14.1cm"/>
    </style:style>
    <style:style style:name="pr6" style:family="presentation" style:parent-style-name="Default-notes">
      <style:graphic-properties draw:fill-color="#ffffff" draw:auto-grow-height="true" fo:min-height="12cm"/>
    </style:style>
    <style:style style:name="pr7" style:family="presentation" style:parent-style-name="Default-title">
      <style:graphic-properties draw:auto-grow-height="true" fo:min-height="1.479cm"/>
    </style:style>
    <style:style style:name="pr8" style:family="presentation" style:parent-style-name="Default-outline1">
      <style:graphic-properties draw:auto-grow-height="true" fo:min-height="14.1cm"/>
    </style:style>
    <style:style style:name="pr9" style:family="presentation" style:parent-style-name="Default-title">
      <style:graphic-properties fo:min-height="1.479cm"/>
    </style:style>
    <style:style style:name="pr10" style:family="presentation" style:parent-style-name="Default-outline1">
      <style:graphic-properties fo:min-height="14.1cm"/>
    </style:style>
    <style:style style:name="pr11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text:enable-numbering="false" fo:margin-left="0cm" fo:margin-right="0cm" fo:text-indent="0cm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15.3000001907349pt" style:font-style-complex="normal" style:font-weight-complex="normal" style:text-emphasize="none" style:font-relief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solid" style:text-underline-width="auto" style:text-underline-color="font-color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Trice</presentation:footer-decl>
      <draw:page draw:name="Title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354cm" svg:height="4.085cm" svg:x="0.635cm" svg:y="0.995cm" presentation:class="title">
          <draw:text-box>
            <text:p text:style-name="P1"><text:span text:style-name="T1">eTrice 0.1.0 Release Review</text:span></text:p>
          </draw:text-box>
        </draw:frame>
        <draw:frame presentation:style-name="pr2" draw:text-style-name="P3" draw:layer="layout" svg:width="22.859cm" svg:height="4.329cm" svg:x="1.27cm" svg:y="12.7cm" presentation:class="subtitle" presentation:user-transformed="true">
          <draw:text-box>
            <text:p text:style-name="P1"><text:span text:style-name="T2">Planned Review Date: 30.11.2011</text:span></text:p>
            <text:p text:style-name="P1"><text:span text:style-name="T2">Communcation Channel: eclipse.etrice</text:span></text:p>
            <text:p text:style-name="P1"><text:span text:style-name="T2">Thomas Jung, Henrik Rentz-Reichert, Thomas Schütz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Introduction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header>
                <text:p text:style-name="P1">eTrice provides an implementation of the ROOM modeling language for event driven real-time systems together with editors, code generators for Java code (in the future also C++ and C) and exemplary target middleware.</text:p>
                <text:p text:style-name="P1">The model is defined in textual form (Xtext) with graphical editors (Graphiti) for the structural and behavioral (i.e. state machine) parts.</text:p>
              </text:list-header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Features: Textual Model Editor 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Models are stored in a purely textual and easily readable form.</text:p>
              </text:list-item>
              <text:list-item>
                <text:p text:style-name="P1">The textual model holds all the semantic information.</text:p>
              </text:list-item>
              <text:list-item>
                <text:p text:style-name="P1">The DSL is created using Xtext and a fully featured editor with syntax highlighting, content assist, template proposals and outline view.</text:p>
              </text:list-item>
              <text:list-item>
                <text:p text:style-name="P1">Import of model parts allows an arbitrary granularity as well as working with modeling libraries.</text:p>
              </text:list-item>
              <text:list-item>
                <text:p text:style-name="P1">Merge conflicts resolvable by user. 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Structure Editor</text:p>
          </draw:text-box>
        </draw:frame>
        <draw:frame presentation:style-name="pr10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Graphiti based editor for the Actor Structure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Ports, Actor References and Binding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between diagram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Features: Graphical Behavior Editor</text:p>
          </draw:text-box>
        </draw:frame>
        <draw:frame presentation:style-name="pr10" draw:layer="layout" svg:width="23cm" svg:height="14.557cm" svg:x="1cm" svg:y="3.5cm" presentation:class="outline" presentation:user-transformed="true">
          <draw:text-box>
            <text:list text:style-name="L3">
              <text:list-item>
                <text:p>Graphiti based editor for the Actor Behavior in form of hierarchical finite state machines.</text:p>
              </text:list-item>
              <text:list-item>
                <text:p text:style-name="P1">Simple automatic layout for initial creation of graphical representation of semantic model elements.</text:p>
              </text:list-item>
              <text:list-item>
                <text:p text:style-name="P1">Supports creation and deletion of elements such as States, Choice/Initial/Entry/Exit/Transition Points and Transitions.</text:p>
              </text:list-item>
              <text:list-item>
                <text:p text:style-name="P1">Automatic update after changes in the textual (semantic) model.</text:p>
              </text:list-item>
              <text:list-item>
                <text:p text:style-name="P1">Simple and fast navigation in the state machine hierarchy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Non-Code Aspect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Online documentation (Eclipse Help) is provided and available also in PDF form.</text:p>
              </text:list-item>
              <text:list-item>
                <text:p text:style-name="P1">Several Tutorials are available from basic to more advanced and comprehensive.</text:p>
              </text:list-item>
              <text:list-item>
                <text:p text:style-name="P1">Tutorial code is shipped with the eTrice bundles and is easily installable to the user's workspace.</text:p>
              </text:list-item>
              <text:list-item>
                <text:p text:style-name="P1"><text:span text:style-name="T3">Article about eTrice has been published in German Eclipse Magazin 2/11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is a modeling tool, not a framework. Therefore it is not very API centric.</text:p>
              </text:list-item>
              <text:list-item>
                <text:p text:style-name="P1">A typical way to extend eTrice will be to create new generators for new languages together with a corresponding middleware. Therefore we extracted major functionality of the generator including model traversing algorithm into the target language independent generator model and helper classe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79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has been built on top of the popular EMF and Xtext and the new Graphiti framework.</text:p>
              </text:list-item>
              <text:list-item>
                <text:p text:style-name="P1">Emphasis has been laid on a simple and sound architecture. Continuous refactorings have been done to keep the architecture clear and concise.</text:p>
              </text:list-item>
              <text:list-item>
                <text:p text:style-name="P1">eTrice is still in its very beginning. The ways it can be adopted and extended will evolve together with a growing community of user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Tool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From the very beginning simplicity of use has been a major goal of the eTrice project.</text:p>
              </text:list-item>
              <text:list-item>
                <text:p text:style-name="P1">ROOM as a modeling language allows the user to solve typical problems of the development of highly concurrent real-time systems on a higher level of abstraction.</text:p>
              </text:list-item>
              <text:list-item>
                <text:p text:style-name="P1">All editors, textual and graphical are simple to use and designed to support a fast development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End-of-Lif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re has been no previous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Bugzilla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4"><text:a xlink:href="https://bugs.eclipse.org/bugs/buglist.cgi?status_whiteboard_type=allwordssubstr;query_format=advanced;field0-0-0=flagtypes.name;status_whiteboard=0.1.0;type0-0-0=equals;value0-0-0=indigo+;product=MDT.Etrice;classification=Modeling;known_name=eTrice%200.1.0;query_based_on=eTrice%200.1.0">All bugs scheduled for the 0.1.0 version of eTrice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tandards</text:p>
          </draw:text-box>
        </draw:frame>
        <draw:frame presentation:style-name="pr5" draw:text-style-name="P5" draw:layer="layout" svg:width="23cm" svg:height="14.207cm" svg:x="1cm" svg:y="3.5cm" presentation:class="outline" presentation:user-transformed="true">
          <draw:text-box>
            <text:list text:style-name="L3">
              <text:list-item>
                <text:p text:style-name="P1">The modeling language ROOM is not standardized but was published in [1].</text:p>
              </text:list-item>
              <text:list-item>
                <text:p text:style-name="P1">[1] defines a graphical notation which was adopted.</text:p>
              </text:list-item>
              <text:list-item>
                <text:p text:style-name="P1">[1] also contains a textual notation. But this is incomplete and we decided to develop our own notation based on this.</text:p>
                <text:p text:style-name="P1"><text:line-break/><text:line-break/>[1] Bran Selic, Garth Gullekson, Paul T. Ward: Real-Time Object Oriented Modeling, New York: John Wiley, 1994 (ISBN 0-471-59917-4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UI Usability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clipse UI Guidelines have been adhered to.</text:p>
              </text:list-item>
              <text:list-item>
                <text:p text:style-name="P1">No language packs have been provided since the user community is used to tools in English language only.</text:p>
              </text:list-item>
              <text:list-item>
                <text:p text:style-name="P1">eTrice delivers the very good UI usability of the underlying Graphiti and Xtext framewor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Schedule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eTrice started from scratch in May 2010 and did its initial contribution roughly a year ago.</text:p>
              </text:list-item>
              <text:list-item>
                <text:p text:style-name="P1">Though no strict time frame was set it can be said that the project is delivering its first release within an acceptable tim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Communities</text:p>
          </draw:text-box>
        </draw:frame>
        <draw:frame presentation:style-name="pr5" draw:text-style-name="P5" draw:layer="layout" svg:width="23cm" svg:height="14.209cm" svg:x="1cm" svg:y="3.5cm" presentation:class="outline" presentation:user-transformed="true">
          <draw:text-box>
            <text:list text:style-name="L3">
              <text:list-item>
                <text:p text:style-name="P1">Since its start in October 2010 the project has won one additional committer and two contributors.</text:p>
              </text:list-item>
              <text:list-item>
                <text:p text:style-name="P1">Talks have been given on a number of conferences and opportunities like Eclipse Summit Europe 2010 and EclipseCon 2011, Eclipse Demo Camps, Eclipse Embedded Days.</text:p>
              </text:list-item>
              <text:list-item>
                <text:p text:style-name="P1">eTrice is already used as part of the tool chain in industry projects.</text:p>
              </text:list-item>
              <text:list-item>
                <text:p text:style-name="P1">At the time eTrice users and developers mainly use direct communication. Therefore the newsgroup and the development mailing list are only rarely us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Log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The Eclipse IP policies and procedures have been followed</text:span></text:p>
              </text:list-item>
              <text:list-item>
                <text:p text:style-name="P1"><text:span text:style-name="T3">The eTrice IP Log can be found at</text:span><text:span text:style-name="T3"><text:line-break/></text:span><text:span text:style-name="T5"><text:a xlink:href="http://www.eclipse.org/projects/ip_log.php?projectid=modeling.mdt.etrice">http://www.eclipse.org/projects/ip_log.php?projectid=modeling.mdt.etrice</text:a></text:span></text:p>
              </text:list-item>
              <text:list-item>
                <text:p text:style-name="P1">A frozen version can be found at<text:line-break/><text:span text:style-name="T6"><text:a xlink:href="http://eclipse.org/etrice/pages/etrice-ip-log-0.1.0.htm">http://eclipse.org/etrice/pages/etrice-ip-log-0.1.0.htm</text:a>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79cm" svg:x="0.45cm" svg:y="1.431cm" presentation:class="title">
          <draw:text-box>
            <text:p text:style-name="P1">IP Issues</text:p>
          </draw:text-box>
        </draw:frame>
        <draw:frame presentation:style-name="pr5" draw:text-style-name="P5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79cm" svg:x="0.45cm" svg:y="1.431cm" presentation:class="title">
          <draw:text-box>
            <text:p text:style-name="P1">Credits and Kudos</text:p>
          </draw:text-box>
        </draw:frame>
        <draw:frame presentation:style-name="pr5" draw:text-style-name="P1" draw:layer="layout" svg:width="23cm" svg:height="14.1cm" svg:x="1cm" svg:y="3.5cm" presentation:class="outline" presentation:user-transformed="true">
          <draw:text-box>
            <text:list text:style-name="L3">
              <text:list-item>
                <text:p text:style-name="P1"><text:span text:style-name="T3">Kudos to all who contributed to the project, be it in form of feedback, suggestions, questions or most valuable code contribution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width="false" fo:padding-left="0cm" fo:wrap-option="no-wrap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4cm" fo:margin-bottom="0.174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fo:min-height="0.71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6" style:family="presentation" style:parent-style-name="Title1-title">
      <style:graphic-properties draw:fill-color="#ffffff" draw:auto-grow-height="false" fo:min-height="3.181cm"/>
    </style:style>
    <style:style style:name="Mpr7" style:family="presentation" style:parent-style-name="Title1-outline1" style:list-style-name="ML6">
      <style:graphic-properties draw:fill-color="#ffffff" draw:auto-grow-height="false" fo:min-height="12.573cm"/>
    </style:style>
    <style:style style:name="Mpr8" style:family="presentation" style:parent-style-name="Title1-backgroundobjects">
      <style:graphic-properties draw:textarea-horizontal-align="center" draw:textarea-vertical-align="middle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0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.635cm" fo:margin-right="0cm" fo:text-indent="-0.635cm"/>
    </style:style>
    <style:style style:name="MP5" style:family="paragraph">
      <style:paragraph-properties fo:margin-left="0cm" fo:margin-right="0cm" fo:text-align="end" fo:text-indent="0cm"/>
      <style:text-properties fo:font-size="10pt"/>
    </style:style>
    <style:style style:name="MP6" style:family="paragraph">
      <style:paragraph-properties fo:margin-left="0cm" fo:margin-right="0cm" fo:text-align="start" fo:text-indent="0cm" style:punctuation-wrap="simple" style:line-break="normal">
        <style:tab-stops>
          <style:tab-stop style:position="0cm" style:type="right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23.254cm" style:type="right"/>
          <style:tab-stop style:position="25.4cm"/>
          <style:tab-stop style:position="27.94cm"/>
        </style:tab-stops>
      </style:paragraph-properties>
    </style:style>
    <style:style style:name="MP7" style:family="paragraph">
      <style:text-properties fo:color="#000000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4" draw:layer="backgroundobjects" svg:width="15.543cm" svg:height="14.102cm" svg:x="4.928cm" svg:y="3.1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5.282cm" svg:height="0.635cm" svg:x="19.983cm" svg:y="18.415cm" presentation:class="page-number">
        <draw:text-box>
          <text:p text:style-name="MP5"><text:span text:style-name="MT2"><text:page-number>&lt;Nummer&gt;</text:page-number></text:span></text:p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text:span text:style-name="MT3"><text:tab/></text:span><text:span text:style-name="MT3"><text:page-number>&lt;Nummer&gt;</text:page-number></text:span><text:span text:style-name="MT3">/</text:span><text:span text:style-name="MT3"><text:page-count>18</text:page-count></text:span></text:p>
        </draw:text-box>
      </draw:frame>
      <draw:line presentation:style-name="Mpr3" draw:layer="backgroundobjects" svg:x1="0.5cm" svg:y1="17.9cm" svg:x2="25cm" svg:y2="17.9cm">
        <text:p/>
      </draw:line>
      <draw:frame draw:style-name="Mgr4" draw:text-style-name="MP8" draw:layer="backgroundobjects" svg:width="3cm" svg:height="3cm" svg:x="22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0cm" svg:y="0cm">
          <text:p/>
        </draw:rect>
        <draw:frame presentation:style-name="Mpr4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4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5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5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Mpr6" draw:text-style-name="MP3" draw:layer="backgroundobjects" svg:width="23.354cm" svg:height="4.085cm" svg:x="0.635cm" svg:y="0.995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2.859cm" svg:height="4.329cm" svg:x="1.27cm" svg:y="12.7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4.5cm" svg:height="0.964cm" svg:x="0.5cm" svg:y="18cm">
        <draw:text-box>
          <text:p text:style-name="MP6"><text:span text:style-name="MT3">eTrice 0.1.0 Release Review | © Protos Software GmbH, Made available under the EPL v 1.0</text:span></text:p>
        </draw:text-box>
      </draw:frame>
      <draw:line presentation:style-name="Mpr8" draw:layer="backgroundobjects" svg:x1="0.5cm" svg:y1="17.8cm" svg:x2="25cm" svg:y2="17.8cm">
        <text:p/>
      </draw:line>
      <draw:frame draw:style-name="Mgr4" draw:text-style-name="MP8" draw:layer="backgroundobjects" svg:width="5cm" svg:height="5cm" svg:x="20cm" svg:y="0.5cm">
        <draw:image xlink:href="Pictures/100000000000019A0000019ADAF217C5.jpg" xlink:type="simple" xlink:show="embed" xlink:actuate="onLoad">
          <text:p/>
        </draw:image>
      </draw:frame>
      <presentation:notes style:page-layout-name="PM2">
        <draw:rect draw:style-name="Mgr5" draw:text-style-name="MP8" draw:layer="backgroundobjects" svg:width="20.32cm" svg:height="26.67cm" svg:x="-0.001cm" svg:y="-0.001cm">
          <text:p/>
        </draw:rect>
        <draw:frame presentation:style-name="Mpr9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9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10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10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RCP Applications</dc:title>
    <meta:initial-creator>Ian Skerrett</meta:initial-creator>
    <meta:creation-date>2005-05-03T09:22:04</meta:creation-date>
    <dc:creator>Henrik Rentz-Reichert</dc:creator>
    <dc:date>2011-11-18T13:31:25.63</dc:date>
    <meta:print-date>2007-10-05T02:50:50</meta:print-date>
    <meta:editing-cycles>438</meta:editing-cycles>
    <meta:editing-duration>P2DT2M35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